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cm"/>
    </style:style>
    <style:style style:name="gr2" style:family="graphic" style:parent-style-name="standard">
      <style:graphic-properties svg:stroke-color="#333333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2c001e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2c001e" draw:marker-start="Arrow" draw:marker-start-width="0.61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svg:stroke-width="0.102cm" draw:marker-start="Square_20_unfilled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6cm" svg:height="1.52cm" svg:x="14.462cm" svg:y="7.985cm">
          <draw:text-box>
            <text:p>T<text:span text:style-name="T1">i+1</text:span></text:p>
          </draw:text-box>
        </draw:frame>
        <draw:custom-shape draw:style-name="gr2" draw:text-style-name="P1" draw:layer="layout" svg:width="7.112cm" svg:height="7.112cm" svg:x="7.239cm" svg:y="5.19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914cm" svg:height="0.914cm" svg:x="10.338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986cm" svg:y1="6.649cm" svg:x2="10.779cm" svg:y2="8.62cm">
          <text:p/>
        </draw:line>
        <draw:frame draw:style-name="gr5" draw:text-style-name="P2" draw:layer="layout" svg:width="2.54cm" svg:height="1.139cm" svg:x="15.859cm" svg:y="6.084cm">
          <draw:text-box>
            <text:p><text:span text:style-name="T2">P</text:span></text:p>
          </draw:text-box>
        </draw:frame>
        <draw:line draw:style-name="gr6" draw:text-style-name="P1" draw:layer="layout" svg:x1="14.335cm" svg:y1="7.223cm" svg:x2="14.335cm" svg:y2="9.255cm">
          <text:p/>
        </draw:line>
        <draw:line draw:style-name="gr6" draw:text-style-name="P1" draw:layer="layout" svg:x1="14.462cm" svg:y1="7.35cm" svg:x2="13.065cm" svg:y2="5.953cm">
          <text:p/>
        </draw:line>
        <draw:frame draw:style-name="gr1" draw:layer="layout" svg:width="2.286cm" svg:height="1.52cm" svg:x="13.573cm" svg:y="5.703cm">
          <draw:text-box>
            <text:p>T<text:span text:style-name="T1">i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6:07:08.103164023</meta:creation-date>
    <dc:date>2015-04-11T16:19:49.623341450</dc:date>
    <meta:editing-duration>P0D</meta:editing-duration>
    <meta:editing-cycles>2</meta:editing-cycles>
    <meta:generator>LibreOffice/4.2.7.2$Linux_X86_64 LibreOffice_project/420m0$Build-2</meta:generator>
    <meta:document-statistic meta:object-count="8"/>
  </office:meta>
</office:document-meta>
</file>